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28_12-24-35_000.jpg</text:p>
          </table:table-cell>
          <table:table-cell table:style-name="ce20" office:value-type="string">
            <text:p>:m :th / topic=言葉 / content=「恐がるな」ではなく、「あれは柳ですよ」</text:p>
          </table:table-cell>
          <table:table-cell table:style-name="ce4"/>
          <table:table-cell table:style-name="ce4"/>
          <table:table-cell table:style-name="ce4" office:value-type="string">
            <text:p>N-35-35-28.573608 E-139-34-49.160156</text:p>
          </table:table-cell>
          <table:table-cell table:style-name="ce38" table:formula="of:=IF([.E2]=&quot;&quot;;[.C2];CONCATENATE([.C2];&quot; / &quot;;[.E2]))" office:value-type="string" office:string-value=":m :th / topic=言葉 / content=「恐がるな」ではなく、「あれは柳ですよ」">
            <text:p>:m :th / topic=言葉 / content=「恐がるな」ではなく、「あれは柳ですよ」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28_13-08-39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28_16-26-46_000.jpg</text:p>
          </table:table-cell>
          <table:table-cell table:style-name="ce20" office:value-type="string">
            <text:p>:m :th / topic=金（かね） / content=「金に目が眩んで」；目が眩むと、いま儲かっているものに、目が行ってしまう；あと１年たったら儲かるものが、見えなくなってしまう</text:p>
          </table:table-cell>
          <table:table-cell table:style-name="ce19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8" table:formula="of:=IF([.E4]=&quot;&quot;;[.C4];CONCATENATE([.C4];&quot; / &quot;;[.E4]))" office:value-type="string" office:string-value=":m :th / topic=金（かね） / content=「金に目が眩んで」；目が眩むと、いま儲かっているものに、目が行ってしまう；あと１年たったら儲かるものが、見えなくなってしまう">
            <text:p>:m :th / topic=金（かね） / content=「金に目が眩んで」；目が眩むと、いま儲かっているものに、目が行ってしまう；あと１年たったら儲かるものが、見えなくなってしま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28_17-29-11_000.jpg</text:p>
          </table:table-cell>
          <table:table-cell table:style-name="ce8" office:value-type="string">
            <text:p>:m RES 1-3*3 / free# JVEMV6 70#_55 / 70. CO2 / w=transporteigenschaften;adsorbtsija;obrazavanija,topic=DFT,other=~,think~,doc=r-15-3-2#5.3;r-15-7-1#4.10;r-19-2#1.6</text:p>
          </table:table-cell>
          <table:table-cell table:style-name="ce17"/>
          <table:table-cell table:style-name="ce4"/>
          <table:table-cell table:style-name="ce4" office:value-type="string">
            <text:p>N-35-35-28.408813 E-139-34-49.160156</text:p>
          </table:table-cell>
          <table:table-cell table:style-name="ce38" table:formula="of:=IF([.E5]=&quot;&quot;;[.C5];CONCATENATE([.C5];&quot; / &quot;;[.E5]))" office:value-type="string" office:string-value=":m RES 1-3*3 / free# JVEMV6 70#_55 / 70. CO2 / w=transporteigenschaften;adsorbtsija;obrazavanija,topic=DFT,other=~,think~,doc=r-15-3-2#5.3;r-15-7-1#4.10;r-19-2#1.6">
            <text:p>:m RES 1-3*3 / free# JVEMV6 70#_55 / 70. CO2 / w=transporteigenschaften;adsorbtsija;obrazavanija,topic=DFT,other=~,think~,doc=r-15-3-2#5.3;r-15-7-1#4.10;r-19-2#1.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28_19-11-26_000.jpg</text:p>
          </table:table-cell>
          <table:table-cell table:style-name="ce8" office:value-type="string">
            <text:p>:m :篠笛,shinobue #*# / session-memo / s.1:todays-melody,genr=~,for=音の強弱；記譜法；考案,key=~,tempo=~,R=2,i.f.=~ \\\ s.2:prac,for=seq:high-&gt;h-1,note=~,tempo=~,other=score+ \\\ s.3:todays-melody,genr=~,for=~,key=G,tempo=~,R=3,i.f.=~ \\\ s.4:R=4,free-play</text:p>
          </table:table-cell>
          <table:table-cell table:style-name="ce19"/>
          <table:table-cell table:style-name="ce4"/>
          <table:table-cell table:style-name="ce4" office:value-type="string">
            <text:p>N-35-35-28.477478 E-139-34-49.324951</text:p>
          </table:table-cell>
          <table:table-cell table:style-name="ce38" table:formula="of:=IF([.E6]=&quot;&quot;;[.C6];CONCATENATE([.C6];&quot; / &quot;;[.E6]))" office:value-type="string" office:string-value=":m :篠笛,shinobue #*# / session-memo / s.1:todays-melody,genr=~,for=音の強弱；記譜法；考案,key=~,tempo=~,R=2,i.f.=~ \\\ s.2:prac,for=seq:high-&gt;h-1,note=~,tempo=~,other=score+ \\\ s.3:todays-melody,genr=~,for=~,key=G,tempo=~,R=3,i.f.=~ \\\ s.4:R=4,free-play">
            <text:p>:m :篠笛,shinobue #*# / session-memo / s.1:todays-melody,genr=~,for=音の強弱；記譜法；考案,key=~,tempo=~,R=2,i.f.=~ \\\ s.2:prac,for=seq:high-&gt;h-1,note=~,tempo=~,other=score+ \\\ s.3:todays-melody,genr=~,for=~,key=G,tempo=~,R=3,i.f.=~ \\\ s.4:R=4,free-play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28_20-47-22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01074 E-139-34-49.105224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28_23-55-46_000.jpg</text:p>
          </table:table-cell>
          <table:table-cell table:style-name="ce17" office:value-type="string">
            <text:p>:PHOTO 記録 / @自室 / what=焼酎（麦） / for=~ / occasion=使い切った</text:p>
          </table:table-cell>
          <table:table-cell table:style-name="ce19"/>
          <table:table-cell table:style-name="ce4"/>
          <table:table-cell table:style-name="ce4" office:value-type="string">
            <text:p>N-35-35-28.422546 E-139-34-49.434814</text:p>
          </table:table-cell>
          <table:table-cell table:style-name="ce38" table:formula="of:=IF([.E8]=&quot;&quot;;[.C8];CONCATENATE([.C8];&quot; / &quot;;[.E8]))" office:value-type="string" office:string-value=":PHOTO 記録 / @自室 / what=焼酎（麦） / for=~ / occasion=使い切った">
            <text:p>:PHOTO 記録 / @自室 / what=焼酎（麦） / for=~ / occasion=使い切っ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29_03-13-19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29_03-13-25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29_10-29-2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38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4-29_10-29-37_000.jpg</text:p>
          </table:table-cell>
          <table:table-cell table:style-name="ce8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38" table:formula="of:=IF([.E12]=&quot;&quot;;[.C12];CONCATENATE([.C12];&quot; / &quot;;[.E12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4" office:value-type="string">
            <text:p>2021-04-29_10-30-03_000.jpg</text:p>
          </table:table-cell>
          <table:table-cell table:style-name="ce20" office:value-type="string">
            <text:p>:m :th / topic=詩歌 / content=短歌：演説を聞いて</text:p>
          </table:table-cell>
          <table:table-cell table:style-name="ce29"/>
          <table:table-cell table:style-name="ce4"/>
          <table:table-cell table:style-name="ce4" office:value-type="string">
            <text:p>N-35-35-28.546142 E-139-34-48.995361</text:p>
          </table:table-cell>
          <table:table-cell table:style-name="ce38" table:formula="of:=IF([.E13]=&quot;&quot;;[.C13];CONCATENATE([.C13];&quot; / &quot;;[.E13]))" office:value-type="string" office:string-value=":m :th / topic=詩歌 / content=短歌：演説を聞いて">
            <text:p>:m :th / topic=詩歌 / content=短歌：演説を聞いて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4" office:value-type="string">
            <text:p>2021-04-29_10-30-18_000.jpg</text:p>
          </table:table-cell>
          <table:table-cell table:style-name="ce20" office:value-type="string">
            <text:p>:m :th / topic=詩歌 / content=漢詩：尚盛訓詁</text:p>
          </table:table-cell>
          <table:table-cell table:style-name="ce18"/>
          <table:table-cell table:style-name="ce4"/>
          <table:table-cell table:style-name="ce4" office:value-type="string">
            <text:p>N-35-35-28.546142 E-139-34-48.995361</text:p>
          </table:table-cell>
          <table:table-cell table:style-name="ce38" table:formula="of:=IF([.E14]=&quot;&quot;;[.C14];CONCATENATE([.C14];&quot; / &quot;;[.E14]))" office:value-type="string" office:string-value=":m :th / topic=詩歌 / content=漢詩：尚盛訓詁">
            <text:p>:m :th / topic=詩歌 / content=漢詩：尚盛訓詁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4" office:value-type="string">
            <text:p>2021-04-29_10-30-28_000.jpg</text:p>
          </table:table-cell>
          <table:table-cell table:style-name="ce20" office:value-type="string">
            <text:p>:m :lets / action activity / やること / genre=やること / content=日記；やることを書き出し＋貼り付け</text:p>
          </table:table-cell>
          <table:table-cell table:style-name="ce19"/>
          <table:table-cell table:style-name="ce4"/>
          <table:table-cell table:style-name="ce4" office:value-type="string">
            <text:p>N-35-35-28.504943 E-139-34-48.995361</text:p>
          </table:table-cell>
          <table:table-cell table:style-name="ce38" table:formula="of:=IF([.E15]=&quot;&quot;;[.C15];CONCATENATE([.C15];&quot; / &quot;;[.E15]))" office:value-type="string" office:string-value=":m :lets / action activity / やること / genre=やること / content=日記；やることを書き出し＋貼り付け">
            <text:p>:m :lets / action activity / やること / genre=やること / content=日記；やることを書き出し＋貼り付け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4" office:value-type="string">
            <text:p>2021-04-29_10-30-56_000.jpg</text:p>
          </table:table-cell>
          <table:table-cell table:style-name="ce20" office:value-type="string">
            <text:p>:m :th / topic=やること / content=何かを続けるには：動機と方法</text:p>
          </table:table-cell>
          <table:table-cell table:style-name="ce17"/>
          <table:table-cell table:style-name="ce4"/>
          <table:table-cell table:style-name="ce4" office:value-type="string">
            <text:p>N-35-35-28.518676 E-139-34-48.940429</text:p>
          </table:table-cell>
          <table:table-cell table:style-name="ce38" table:formula="of:=IF([.E16]=&quot;&quot;;[.C16];CONCATENATE([.C16];&quot; / &quot;;[.E16]))" office:value-type="string" office:string-value=":m :th / topic=やること / content=何かを続けるには：動機と方法">
            <text:p>:m :th / topic=やること / content=何かを続けるには：動機と方法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28_18-14-06_000.mp4</text:p>
          </table:table-cell>
          <table:table-cell table:style-name="ce8" office:value-type="string">
            <text:p>:VIDEO / @自室 / 記録 / jap.flute / 演奏、play / f-2021-0428-1 / R=1,for=demo:slur-or-without,other=memo~</text:p>
          </table:table-cell>
          <table:table-cell table:style-name="ce29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VIDEO / @自室 / 記録 / jap.flute / 演奏、play / f-2021-0428-1 / R=1,for=demo:slur-or-without,other=memo~">
            <text:p>:VIDEO / @自室 / 記録 / jap.flute / 演奏、play / f-2021-0428-1 / R=1,for=demo:slur-or-without,other=memo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28_18-23-11_000.mp4</text:p>
          </table:table-cell>
          <table:table-cell table:style-name="ce8" office:value-type="string">
            <text:p>:VIDEO / @自室 / 記録 / jap.flute / 演奏、play / f-2021-0428-2 / R=2,for=demo:volume-manipulation,other=memo~</text:p>
          </table:table-cell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VIDEO / @自室 / 記録 / jap.flute / 演奏、play / f-2021-0428-2 / R=2,for=demo:volume-manipulation,other=memo~">
            <text:p>:VIDEO / @自室 / 記録 / jap.flute / 演奏、play / f-2021-0428-2 / R=2,for=demo:volume-manipulation,other=memo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28_18-54-41_000.mp4</text:p>
          </table:table-cell>
          <table:table-cell table:style-name="ce8" office:value-type="string">
            <text:p>:VIDEO / @自室 / 記録 / jap.flute / 演奏、play / f-2021-0428-3 / R=3,re+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VIDEO / @自室 / 記録 / jap.flute / 演奏、play / f-2021-0428-3 / R=3,re+">
            <text:p>:VIDEO / @自室 / 記録 / jap.flute / 演奏、play / f-2021-0428-3 / R=3,re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28_18-58-18_000.mp4</text:p>
          </table:table-cell>
          <table:table-cell table:style-name="ce8" office:value-type="string">
            <text:p>:VIDEO / @自室 / 記録 / jap.flute / 演奏、play / f-2021-0428-4 / R=4,free-play</text:p>
          </table:table-cell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VIDEO / @自室 / 記録 / jap.flute / 演奏、play / f-2021-0428-4 / R=4,free-play">
            <text:p>:VIDEO / @自室 / 記録 / jap.flute / 演奏、play / f-2021-0428-4 / R=4,free-play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2021/04/29</text:date>, <text:time>14:20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29T14:20:56.11</dc:date>
    <dc:creator>iwabuchi ken</dc:creator>
    <meta:editing-duration>P33DT11M4S</meta:editing-duration>
    <meta:editing-cycles>12276</meta:editing-cycles>
    <meta:document-statistic meta:table-count="1" meta:cell-count="372" meta:object-count="0"/>
  </office:meta>
</office:document-meta>
</file>